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Tangerine" svg:font-family="Tangerine" style:font-pitch="variable"/>
    <style:font-face style:name="Tillana" svg:font-family="Tillana" style:font-pitch="variable"/>
    <style:font-face style:name="Titillium" svg:font-family="Titillium" style:font-pitch="variable"/>
    <style:font-face style:name="URW Chancery L" svg:font-family="'URW Chancery L'" style:font-pitch="variable"/>
    <style:font-face style:name="UnPilgi" svg:font-family="UnPilgi" style:font-pitch="variable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5b789" officeooo:paragraph-rsid="0005b789" style:font-size-asian="28pt" style:font-size-complex="28pt"/>
    </style:style>
    <style:style style:name="P2" style:family="paragraph" style:parent-style-name="Standard">
      <style:text-properties style:font-name="Purisa" fo:font-size="28pt" officeooo:rsid="0005b789" officeooo:paragraph-rsid="0005b789" style:font-size-asian="28pt" style:font-size-complex="28pt"/>
    </style:style>
    <style:style style:name="P3" style:family="paragraph" style:parent-style-name="Standard">
      <style:text-properties style:font-name="eufm10" fo:font-size="28pt" officeooo:rsid="0005b789" officeooo:paragraph-rsid="0005b789" style:font-size-asian="28pt" style:font-size-complex="28pt"/>
    </style:style>
    <style:style style:name="P4" style:family="paragraph" style:parent-style-name="Standard">
      <style:text-properties style:font-name="Titillium" fo:font-size="28pt" officeooo:rsid="0005b789" officeooo:paragraph-rsid="0005b789" style:font-size-asian="28pt" style:font-size-complex="28pt"/>
    </style:style>
    <style:style style:name="P5" style:family="paragraph" style:parent-style-name="Standard">
      <style:text-properties style:font-name="UnPilgi" fo:font-size="28pt" officeooo:rsid="0005b789" officeooo:paragraph-rsid="0005b789" style:font-size-asian="28pt" style:font-size-complex="28pt"/>
    </style:style>
    <style:style style:name="P6" style:family="paragraph" style:parent-style-name="Standard">
      <style:text-properties style:font-name="URW Chancery L" fo:font-size="28pt" officeooo:rsid="0005b789" officeooo:paragraph-rsid="0005b789" style:font-size-asian="28pt" style:font-size-complex="28pt"/>
    </style:style>
    <style:style style:name="P7" style:family="paragraph" style:parent-style-name="Standard">
      <style:text-properties style:font-name="Tangerine" fo:font-size="28pt" officeooo:rsid="0005b789" officeooo:paragraph-rsid="0005b789" style:font-size-asian="28pt" style:font-size-complex="28pt"/>
    </style:style>
    <style:style style:name="P8" style:family="paragraph" style:parent-style-name="Standard">
      <style:text-properties style:font-name="Tangerine" fo:font-size="28pt" officeooo:rsid="0005b789" officeooo:paragraph-rsid="0006dfae" style:font-size-asian="28pt" style:font-size-complex="28pt"/>
    </style:style>
    <style:style style:name="P9" style:family="paragraph" style:parent-style-name="Standard">
      <style:text-properties style:font-name="Tangerine" fo:font-size="28pt" officeooo:rsid="0006dfae" officeooo:paragraph-rsid="0006dfae" style:font-size-asian="28pt" style:font-size-complex="28pt"/>
    </style:style>
    <style:style style:name="P10" style:family="paragraph" style:parent-style-name="Standard">
      <style:text-properties style:font-name="Tangerine" fo:font-size="28pt" fo:font-weight="bold" officeooo:rsid="0005b789" officeooo:paragraph-rsid="0005b789" style:font-size-asian="28pt" style:font-weight-asian="bold" style:font-size-complex="28pt" style:font-weight-complex="bold"/>
    </style:style>
    <style:style style:name="P11" style:family="paragraph" style:parent-style-name="Standard">
      <style:text-properties style:font-name="Tillana" fo:font-size="28pt" officeooo:rsid="0005b789" officeooo:paragraph-rsid="0006dfae" style:font-size-asian="28pt" style:font-size-complex="28pt"/>
    </style:style>
    <style:style style:name="P12" style:family="paragraph" style:parent-style-name="Standard">
      <style:text-properties style:font-name="URW Chancery L" fo:font-size="28pt" officeooo:rsid="0005b789" officeooo:paragraph-rsid="0005b789" style:font-size-asian="28pt" style:font-size-complex="28pt"/>
    </style:style>
    <style:style style:name="P13" style:family="paragraph" style:parent-style-name="Standard">
      <style:text-properties style:font-name="URW Chancery L" fo:font-size="28pt" officeooo:rsid="0005b789" officeooo:paragraph-rsid="000a953c" style:font-size-asian="28pt" style:font-size-complex="28pt"/>
    </style:style>
    <style:style style:name="T1" style:family="text">
      <style:text-properties style:font-name-complex="Till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Break Create</text:p>
      <text:p text:style-name="P1"/>
      <text:p text:style-name="P3">Make Break Create</text:p>
      <text:p text:style-name="P1"/>
      <text:p text:style-name="P4">Make Break Create</text:p>
      <text:p text:style-name="P1"/>
      <text:p text:style-name="P5">Make Break Create</text:p>
      <text:p text:style-name="P1"/>
      <text:p text:style-name="P6">Make</text:p>
      <text:p text:style-name="P6"/>
      <text:p text:style-name="P13">Break</text:p>
      <text:p text:style-name="P13"/>
      <text:p text:style-name="P13">Create</text:p>
      <text:p text:style-name="P6"/>
      <text:p text:style-name="P10">Make Break Create</text:p>
      <text:p text:style-name="P7"/>
      <text:p text:style-name="P11">Make Break Create</text:p>
      <text:p text:style-name="P11"/>
      <text:p text:style-name="P8">Make Break Create</text:p>
      <text:p text:style-name="P9"/>
      <text:p text:style-name="P9"><text:soft-page-break/><text:span text:style-name="T1">मेक ब्रेक क्रिएट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Tangerine" svg:font-family="Tangerine" style:font-pitch="variable"/>
    <style:font-face style:name="Tillana" svg:font-family="Tillana" style:font-pitch="variable"/>
    <style:font-face style:name="Titillium" svg:font-family="Titillium" style:font-pitch="variable"/>
    <style:font-face style:name="URW Chancery L" svg:font-family="'URW Chancery L'" style:font-pitch="variable"/>
    <style:font-face style:name="UnPilgi" svg:font-family="UnPilgi" style:font-pitch="variable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7-10-12T20:27:04.635384563</meta:creation-date>
    <dc:date>2017-10-12T23:10:38.653480743</dc:date>
    <dc:creator>Anool Mahidharia</dc:creator>
    <meta:editing-duration>PT23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27" meta:character-count="144" meta:non-whitespace-character-count="127"/>
  </office:meta>
</office:document-meta>
</file>